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Mangal1" svg:font-family="Mangal"/>
    <style:font-face style:name="proxima-nova" svg:font-family="proxima-nova, 'Helvetica Neue', HelveticaNeue, Arial, sans-serif"/>
    <style:font-face style:name="sans-serif" svg:font-family="sans-serif"/>
    <style:font-face style:name="Gautami" svg:font-family="Gautami" style:font-pitch="variable"/>
    <style:font-face style:name="Liberation Serif" svg:font-family="'Liberation Serif'" style:font-family-generic="roman" style:font-pitch="variable"/>
    <style:font-face style:name="Futura Lt BT" svg:font-family="'Futura Lt B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6052e" officeooo:paragraph-rsid="0016052e" style:font-weight-asian="bold" style:font-weight-complex="bold"/>
    </style:style>
    <style:style style:name="P2" style:family="paragraph" style:parent-style-name="Standard">
      <style:paragraph-properties fo:text-align="start" style:justify-single-word="false"/>
      <style:text-properties fo:font-weight="bold" officeooo:rsid="00168213" officeooo:paragraph-rsid="00168213" style:font-weight-asian="bold" style:font-weight-complex="bold"/>
    </style:style>
    <style:style style:name="P3" style:family="paragraph" style:parent-style-name="Standard">
      <style:paragraph-properties fo:text-align="start" style:justify-single-word="false"/>
      <style:text-properties fo:font-weight="bold" officeooo:rsid="00169c8f" officeooo:paragraph-rsid="00169c8f" style:font-weight-asian="bold" style:font-weight-complex="bold"/>
    </style:style>
    <style:style style:name="P4" style:family="paragraph" style:parent-style-name="Standard">
      <style:paragraph-properties fo:text-align="start" style:justify-single-word="false"/>
      <style:text-properties fo:font-weight="normal" officeooo:rsid="00169c8f" officeooo:paragraph-rsid="00169c8f" style:font-weight-asian="normal" style:font-weight-complex="normal"/>
    </style:style>
    <style:style style:name="P5" style:family="paragraph" style:parent-style-name="Standard">
      <style:paragraph-properties fo:text-align="start" style:justify-single-word="false"/>
      <style:text-properties fo:font-weight="normal" officeooo:rsid="001923a5" officeooo:paragraph-rsid="001923a5" style:font-weight-asian="normal" style:font-weight-complex="normal"/>
    </style:style>
    <style:style style:name="P6" style:family="paragraph" style:parent-style-name="Standard">
      <style:paragraph-properties fo:text-align="center" style:justify-single-word="false"/>
      <style:text-properties fo:font-size="18pt" fo:font-weight="bold" officeooo:rsid="0016052e" officeooo:paragraph-rsid="0016052e" style:font-size-asian="18pt" style:font-weight-asian="bold" style:font-size-complex="18pt" style:font-weight-complex="bold"/>
    </style:style>
    <style:style style:name="P7" style:family="paragraph" style:parent-style-name="Standard">
      <style:text-properties officeooo:paragraph-rsid="001923a5"/>
    </style:style>
    <style:style style:name="P8" style:family="paragraph" style:parent-style-name="Standard">
      <style:paragraph-properties fo:text-align="start" style:justify-single-word="false"/>
      <style:text-properties fo:font-size="14pt" fo:font-weight="bold" officeooo:rsid="00169c8f" officeooo:paragraph-rsid="00169c8f"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6pt" fo:font-weight="normal" officeooo:rsid="00168213" officeooo:paragraph-rsid="00168213"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6pt" fo:font-weight="bold" officeooo:rsid="00168213" officeooo:paragraph-rsid="00168213"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6pt" fo:font-weight="bold" officeooo:rsid="002c9ef6" officeooo:paragraph-rsid="002c9ef6" style:font-size-asian="16pt" style:font-weight-asian="bold" style:font-size-complex="16pt" style:font-weight-complex="bold"/>
    </style:style>
    <style:style style:name="P12" style:family="paragraph" style:parent-style-name="Standard">
      <style:paragraph-properties fo:text-align="start" style:justify-single-word="false"/>
      <style:text-properties fo:color="#0000cc" fo:font-size="16pt" fo:font-weight="normal" officeooo:rsid="001ee8fe" officeooo:paragraph-rsid="001ee8fe"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fo:color="#0000cc" fo:font-weight="normal" officeooo:rsid="00168213" officeooo:paragraph-rsid="00168213" style:font-weight-asian="normal" style:font-weight-complex="normal"/>
    </style:style>
    <style:style style:name="P14" style:family="paragraph" style:parent-style-name="Standard">
      <style:paragraph-properties fo:text-align="start" style:justify-single-word="false"/>
      <style:text-properties officeooo:paragraph-rsid="0021a929"/>
    </style:style>
    <style:style style:name="P15" style:family="paragraph" style:parent-style-name="Standard">
      <style:text-properties officeooo:paragraph-rsid="0021a929"/>
    </style:style>
    <style:style style:name="P16" style:family="paragraph" style:parent-style-name="Standard">
      <style:text-properties style:font-name="Liberation Serif" fo:font-size="12pt" officeooo:paragraph-rsid="0021a929" style:font-size-asian="12pt" style:font-size-complex="12pt"/>
    </style:style>
    <style:style style:name="P17" style:family="paragraph" style:parent-style-name="Standard">
      <style:text-properties officeooo:paragraph-rsid="0021a929" fo:background-color="#ffff00"/>
    </style:style>
    <style:style style:name="P18" style:family="paragraph" style:parent-style-name="Footer">
      <style:paragraph-properties>
        <style:tab-stops/>
      </style:paragraph-properties>
      <style:text-properties officeooo:paragraph-rsid="001923a5"/>
    </style:style>
    <style:style style:name="P19" style:family="paragraph" style:parent-style-name="Standard">
      <style:paragraph-properties fo:margin-left="0in" fo:margin-right="0in" fo:text-align="start" style:justify-single-word="false" fo:text-indent="0.5in" style:auto-text-indent="false"/>
      <style:text-properties fo:color="#0000cc" fo:font-size="13pt" fo:font-weight="normal" officeooo:rsid="001a4a19" officeooo:paragraph-rsid="001ee8fe" style:font-size-asian="13pt" style:font-weight-asian="normal" style:font-size-complex="13pt" style:font-weight-complex="normal"/>
    </style:style>
    <style:style style:name="P20" style:family="paragraph" style:parent-style-name="Standard">
      <style:paragraph-properties fo:margin-left="0in" fo:margin-right="0in" fo:text-align="start" style:justify-single-word="false" fo:text-indent="0.5in" style:auto-text-indent="false"/>
      <style:text-properties fo:color="#0000cc" fo:font-size="13pt" fo:font-weight="normal" officeooo:rsid="002403ec" officeooo:paragraph-rsid="002403ec" style:font-size-asian="13pt" style:font-weight-asian="normal" style:font-size-complex="13pt" style:font-weight-complex="normal"/>
    </style:style>
    <style:style style:name="P21" style:family="paragraph" style:parent-style-name="Standard">
      <style:paragraph-properties fo:margin-left="0in" fo:margin-right="0in" fo:text-indent="0.5in" style:auto-text-indent="false"/>
      <style:text-properties officeooo:rsid="001ee8fe" officeooo:paragraph-rsid="001ee8fe"/>
    </style:style>
    <style:style style:name="P22" style:family="paragraph" style:parent-style-name="Standard">
      <style:paragraph-properties fo:margin-left="0in" fo:margin-right="0in" fo:text-indent="0in" style:auto-text-indent="false"/>
      <style:text-properties officeooo:rsid="001ee8fe" officeooo:paragraph-rsid="001ee8fe"/>
    </style:style>
    <style:style style:name="P23" style:family="paragraph" style:parent-style-name="Standard">
      <style:paragraph-properties fo:margin-left="0in" fo:margin-right="0in" fo:text-align="start" style:justify-single-word="false" fo:text-indent="0in" style:auto-text-indent="false"/>
      <style:text-properties fo:font-weight="normal" officeooo:rsid="00277c77" officeooo:paragraph-rsid="00277c77" style:font-weight-asian="normal" style:font-weight-complex="normal"/>
    </style:style>
    <style:style style:name="P24" style:family="paragraph" style:parent-style-name="Standard">
      <style:paragraph-properties fo:margin-left="0in" fo:margin-right="0in" fo:text-align="start" style:justify-single-word="false" fo:text-indent="0in" style:auto-text-indent="false"/>
      <style:text-properties style:font-name="Liberation Serif" fo:font-size="12pt" fo:font-weight="normal" officeooo:rsid="00277c77" officeooo:paragraph-rsid="002941e0" style:font-size-asian="12pt" style:font-weight-asian="normal" style:font-size-complex="12pt" style:font-weight-complex="normal"/>
    </style:style>
    <style:style style:name="P25" style:family="paragraph" style:parent-style-name="Standard">
      <style:text-properties fo:font-variant="normal" fo:text-transform="none" fo:color="#333333" style:font-name="Liberation Serif" fo:font-size="12pt" fo:letter-spacing="normal" fo:font-style="normal" fo:font-weight="normal" officeooo:paragraph-rsid="0021a929" style:font-size-asian="12pt" style:font-size-complex="12pt"/>
    </style:style>
    <style:style style:name="P26" style:family="paragraph" style:parent-style-name="Standard">
      <style:paragraph-properties fo:text-align="start" style:justify-single-word="false"/>
      <style:text-properties fo:font-size="16pt" fo:font-weight="bold" officeooo:rsid="003198d4" officeooo:paragraph-rsid="003198d4" style:font-size-asian="16pt" style:font-weight-asian="bold" style:font-size-complex="16pt" style:font-weight-complex="bold"/>
    </style:style>
    <style:style style:name="P27" style:family="paragraph" style:parent-style-name="Standard" style:list-style-name="WWNum2">
      <style:text-properties fo:font-size="16pt" fo:font-weight="bold" officeooo:paragraph-rsid="003aff3e" style:font-size-asian="16pt" style:font-weight-asian="bold" style:font-size-complex="16pt" style:font-weight-complex="bold"/>
    </style:style>
    <style:style style:name="P28" style:family="paragraph" style:parent-style-name="Standard">
      <style:text-properties fo:font-size="16pt" fo:font-weight="bold" officeooo:paragraph-rsid="003aff3e" style:font-size-asian="16pt" style:font-weight-asian="bold" style:font-size-complex="16pt" style:font-weight-complex="bold"/>
    </style:style>
    <style:style style:name="P29" style:family="paragraph" style:parent-style-name="Standard">
      <style:text-properties fo:font-size="16pt" fo:font-weight="bold" officeooo:rsid="0042d316" officeooo:paragraph-rsid="0042d316" style:font-size-asian="16pt" style:font-weight-asian="bold" style:font-size-complex="16pt" style:font-weight-complex="bold"/>
    </style:style>
    <style:style style:name="P30" style:family="paragraph" style:parent-style-name="Standard">
      <style:paragraph-properties fo:text-align="start" style:justify-single-word="false"/>
      <style:text-properties fo:font-size="12pt" fo:font-weight="normal" officeooo:rsid="002e9b1f" officeooo:paragraph-rsid="002e9b1f"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198d4" officeooo:paragraph-rsid="003198d4" style:font-size-asian="10.5pt" style:font-weight-asian="normal" style:font-size-complex="12pt" style:font-weight-complex="normal"/>
    </style:style>
    <style:style style:name="P32" style:family="paragraph" style:parent-style-name="Standard">
      <style:text-properties officeooo:paragraph-rsid="0021a929" fo:background-color="#ffff00"/>
    </style:style>
    <style:style style:name="P33" style:family="paragraph" style:parent-style-name="Standard">
      <style:text-properties style:font-name="Liberation Serif" fo:font-size="12pt" fo:font-style="normal" fo:font-weight="normal" officeooo:rsid="00394e7d" officeooo:paragraph-rsid="003aff3e" style:font-size-asian="10.5pt" style:font-style-asian="normal" style:font-weight-asian="normal" style:font-size-complex="12pt" style:font-style-complex="normal" style:font-weight-complex="normal"/>
    </style:style>
    <style:style style:name="P34" style:family="paragraph" style:parent-style-name="Standard">
      <style:text-properties style:font-name="Liberation Serif" fo:font-size="12pt" fo:font-style="normal" fo:font-weight="normal" officeooo:rsid="0042d316" officeooo:paragraph-rsid="0042d316" style:font-size-asian="10.5pt" style:font-style-asian="normal" style:font-weight-asian="normal" style:font-size-complex="12pt" style:font-style-complex="normal" style:font-weight-complex="normal"/>
    </style:style>
    <style:style style:name="P35" style:family="paragraph" style:parent-style-name="Standard">
      <style:text-properties style:font-name="Liberation Serif" fo:font-size="12pt" fo:font-style="normal" fo:font-weight="bold" officeooo:rsid="0040fe5f" officeooo:paragraph-rsid="0040fe5f" style:font-size-asian="10.5pt" style:font-style-asian="normal" style:font-weight-asian="bold" style:font-size-complex="12pt" style:font-style-complex="normal" style:font-weight-complex="bold"/>
    </style:style>
    <style:style style:name="P36" style:family="paragraph" style:parent-style-name="Standard">
      <style:text-properties fo:font-weight="bold" officeooo:paragraph-rsid="003aff3e" style:font-weight-asian="bold" style:font-weight-complex="bold"/>
    </style:style>
    <style:style style:name="P37" style:family="paragraph" style:parent-style-name="Standard">
      <style:text-properties fo:font-weight="bold" officeooo:rsid="0040fe5f" officeooo:paragraph-rsid="0040fe5f" style:font-weight-asian="bold" style:font-weight-complex="bold"/>
    </style:style>
    <style:style style:name="P38" style:family="paragraph" style:parent-style-name="Standard">
      <style:text-properties fo:font-weight="bold" officeooo:paragraph-rsid="0021a929" style:font-weight-asian="bold"/>
    </style:style>
    <style:style style:name="P39" style:family="paragraph" style:parent-style-name="Standard">
      <style:paragraph-properties fo:text-align="start" style:justify-single-word="false"/>
      <style:text-properties fo:font-size="18pt" fo:font-weight="bold" officeooo:rsid="00168213" officeooo:paragraph-rsid="00168213" style:font-size-asian="18pt" style:font-weight-asian="bold" style:font-size-complex="18pt" style:font-weight-complex="bold"/>
    </style:style>
    <style:style style:name="P40" style:family="paragraph" style:parent-style-name="Standard">
      <style:text-properties officeooo:paragraph-rsid="003aff3e"/>
    </style:style>
    <style:style style:name="P41" style:family="paragraph" style:parent-style-name="Standard" style:list-style-name="WWNum2">
      <style:paragraph-properties fo:text-align="start" style:justify-single-word="false"/>
      <style:text-properties fo:color="#000000" fo:font-size="13pt" fo:font-weight="normal" officeooo:rsid="001a4a19" officeooo:paragraph-rsid="0040fe5f" style:font-size-asian="13pt" style:font-weight-asian="normal" style:font-size-complex="13pt" style:font-weight-complex="normal"/>
    </style:style>
    <style:style style:name="P42" style:family="paragraph" style:parent-style-name="Heading_20_2">
      <style:paragraph-properties fo:text-align="start" style:justify-single-word="false"/>
      <style:text-properties fo:font-size="14pt" officeooo:paragraph-rsid="001923a5" style:font-size-asian="14pt"/>
    </style:style>
    <style:style style:name="P43" style:family="paragraph" style:parent-style-name="Heading_20_2">
      <style:paragraph-properties fo:text-align="start" style:justify-single-word="false"/>
      <style:text-properties fo:font-size="14pt" officeooo:paragraph-rsid="0021a929" style:font-size-asian="14pt"/>
    </style:style>
    <style:style style:name="P44" style:family="paragraph" style:parent-style-name="Heading_20_2">
      <style:paragraph-properties fo:text-align="start" style:justify-single-word="false"/>
      <style:text-properties fo:font-size="14pt" officeooo:paragraph-rsid="0021a929" fo:background-color="#ffff00" style:font-size-asian="14pt"/>
    </style:style>
    <style:style style:name="P45" style:family="paragraph" style:parent-style-name="Heading_20_3">
      <style:paragraph-properties fo:text-align="start" style:justify-single-word="false"/>
      <style:text-properties style:text-underline-style="none" officeooo:paragraph-rsid="001923a5"/>
    </style:style>
    <style:style style:name="P46" style:family="paragraph" style:parent-style-name="Heading_20_1">
      <style:paragraph-properties fo:text-align="start" style:justify-single-word="false"/>
      <style:text-properties fo:font-size="16pt" officeooo:paragraph-rsid="0021a929" style:font-size-asian="16pt" style:font-size-complex="16pt"/>
    </style:style>
    <style:style style:name="P47" style:family="paragraph" style:parent-style-name="Text_20_body">
      <style:paragraph-properties fo:text-align="start" style:justify-single-word="false"/>
      <style:text-properties fo:font-variant="normal" fo:text-transform="none" fo:color="#252525" style:font-name="Liberation Serif" fo:font-size="12pt" fo:letter-spacing="normal" fo:font-style="normal" fo:font-weight="normal" officeooo:paragraph-rsid="0021a929" style:font-size-asian="12pt" style:font-size-complex="12pt"/>
    </style:style>
    <style:style style:name="P48" style:family="paragraph" style:parent-style-name="Text_20_body">
      <style:paragraph-properties fo:text-align="start" style:justify-single-word="false"/>
      <style:text-properties style:font-name="Liberation Serif" fo:font-size="12pt" fo:font-weight="normal" officeooo:paragraph-rsid="0021a929" style:font-size-asian="12pt" style:font-size-complex="12pt"/>
    </style:style>
    <style:style style:name="P49" style:family="paragraph" style:parent-style-name="Text_20_body">
      <style:paragraph-properties fo:margin-left="0in" fo:margin-right="0in" style:line-height-at-least="0.2291in" fo:text-indent="0in" style:auto-text-indent="false"/>
      <style:text-properties style:font-name="Liberation Serif" fo:font-size="12pt" style:font-size-asian="12pt" style:font-size-complex="12pt"/>
    </style:style>
    <style:style style:name="P50" style:family="paragraph" style:parent-style-name="BodyText">
      <style:text-properties fo:font-size="16pt" fo:font-weight="bold" officeooo:rsid="0042d316" officeooo:paragraph-rsid="0042d316" style:font-size-asian="16pt" style:font-weight-asian="bold" style:font-size-complex="16pt" style:font-weight-complex="bold"/>
    </style:style>
    <style:style style:name="P51" style:family="paragraph" style:parent-style-name="BodyText">
      <style:text-properties fo:font-size="16pt" fo:font-weight="normal" officeooo:rsid="0042d316" officeooo:paragraph-rsid="0042d316" style:font-size-asian="16pt" style:font-weight-asian="normal" style:font-size-complex="16pt" style:font-weight-complex="normal"/>
    </style:style>
    <style:style style:name="P52" style:family="paragraph" style:parent-style-name="BodyText">
      <style:text-properties style:font-name="Liberation Serif" officeooo:paragraph-rsid="0032e2f3"/>
    </style:style>
    <style:style style:name="P53" style:family="paragraph" style:parent-style-name="BodyText">
      <style:text-properties style:font-name="Liberation Serif" fo:font-style="normal" officeooo:paragraph-rsid="0032e2f3" style:font-style-asian="normal" style:font-style-complex="normal"/>
    </style:style>
    <style:style style:name="P54" style:family="paragraph" style:parent-style-name="BodyText">
      <style:text-properties style:font-name="Liberation Serif" fo:font-size="16pt" fo:font-style="normal" fo:font-weight="bold" officeooo:rsid="00376821" officeooo:paragraph-rsid="00376821" style:font-size-asian="16pt" style:font-style-asian="normal" style:font-weight-asian="bold" style:font-size-complex="16pt" style:font-style-complex="normal" style:font-weight-complex="bold"/>
    </style:style>
    <style:style style:name="P55" style:family="paragraph" style:parent-style-name="BodyText">
      <style:text-properties style:font-name="Liberation Serif" fo:font-size="16pt" fo:font-style="normal" fo:font-weight="bold" officeooo:rsid="00394e7d" officeooo:paragraph-rsid="00394e7d" style:font-size-asian="16pt" style:font-style-asian="normal" style:font-weight-asian="bold" style:font-size-complex="16pt" style:font-style-complex="normal" style:font-weight-complex="bold"/>
    </style:style>
    <style:style style:name="P56" style:family="paragraph" style:parent-style-name="BodyText">
      <style:text-properties style:font-name="Liberation Serif" fo:font-size="16pt" fo:font-style="normal" fo:font-weight="bold" officeooo:rsid="003ee132" officeooo:paragraph-rsid="003ee132" style:font-size-asian="16pt" style:font-style-asian="normal" style:font-weight-asian="bold" style:font-size-complex="16pt" style:font-style-complex="normal" style:font-weight-complex="bold"/>
    </style:style>
    <style:style style:name="P57" style:family="paragraph" style:parent-style-name="BodyText">
      <style:text-properties style:font-name="Liberation Serif" fo:font-size="12pt" fo:font-style="normal" fo:font-weight="normal" officeooo:rsid="0034b2da" officeooo:paragraph-rsid="0034b2da" style:font-size-asian="12pt" style:font-style-asian="normal" style:font-weight-asian="normal" style:font-size-complex="12pt" style:font-style-complex="normal" style:font-weight-complex="normal"/>
    </style:style>
    <style:style style:name="P58" style:family="paragraph" style:parent-style-name="BodyText">
      <style:text-properties style:font-name="Liberation Serif" fo:font-size="12pt" fo:font-style="normal" fo:font-weight="normal" officeooo:rsid="0035c66b" officeooo:paragraph-rsid="0035c66b" style:font-size-asian="12pt" style:font-style-asian="normal" style:font-weight-asian="normal" style:font-size-complex="12pt" style:font-style-complex="normal" style:font-weight-complex="normal"/>
    </style:style>
    <style:style style:name="P59" style:family="paragraph" style:parent-style-name="BodyText">
      <style:text-properties style:font-name="Liberation Serif" fo:font-size="12pt" fo:font-style="normal" fo:font-weight="normal" officeooo:rsid="00394e7d" officeooo:paragraph-rsid="00394e7d" style:font-size-asian="10.5pt" style:font-style-asian="normal" style:font-weight-asian="normal" style:font-size-complex="12pt" style:font-style-complex="normal" style:font-weight-complex="normal"/>
    </style:style>
    <style:style style:name="P60" style:family="paragraph" style:parent-style-name="BodyText">
      <style:text-properties officeooo:paragraph-rsid="0042d316"/>
    </style:style>
    <style:style style:name="P61" style:family="paragraph" style:parent-style-name="Level2">
      <style:text-properties officeooo:rsid="0032e2f3" officeooo:paragraph-rsid="0032e2f3"/>
    </style:style>
    <style:style style:name="P62" style:family="paragraph" style:parent-style-name="Level2">
      <style:text-properties style:font-name="Liberation Serif" fo:font-size="14pt" fo:font-style="normal" officeooo:paragraph-rsid="0032e2f3" style:font-size-asian="14pt" style:font-style-asian="normal" style:font-size-complex="14pt" style:font-style-complex="normal"/>
    </style:style>
    <style:style style:name="P63" style:family="paragraph" style:parent-style-name="Level2">
      <style:text-properties style:font-name="Liberation Serif" fo:font-size="15pt" fo:font-style="normal" fo:font-weight="bold" officeooo:paragraph-rsid="0032e2f3" style:font-size-asian="15pt" style:font-style-asian="normal" style:font-weight-asian="bold" style:font-size-complex="15pt" style:font-style-complex="normal" style:font-weight-complex="bold"/>
    </style:style>
    <style:style style:name="P64" style:family="paragraph" style:parent-style-name="Level2">
      <style:text-properties style:font-name="Liberation Serif" fo:font-size="16pt" fo:font-style="normal" fo:font-weight="bold" officeooo:rsid="0034b2da" officeooo:paragraph-rsid="0034b2da" style:font-size-asian="16pt" style:font-style-asian="normal" style:font-weight-asian="bold" style:font-size-complex="16pt" style:font-style-complex="normal" style:font-weight-complex="bold"/>
    </style:style>
    <style:style style:name="P65" style:family="paragraph">
      <style:paragraph-properties fo:text-align="center"/>
    </style:style>
    <style:style style:name="T1" style:family="text">
      <style:text-properties officeooo:rsid="001923a5"/>
    </style:style>
    <style:style style:name="T2" style:family="text">
      <style:text-properties officeooo:rsid="001d27b5"/>
    </style:style>
    <style:style style:name="T3" style:family="text">
      <style:text-properties officeooo:rsid="002031d8"/>
    </style:style>
    <style:style style:name="T4" style:family="text">
      <style:text-properties officeooo:rsid="00218359"/>
    </style:style>
    <style:style style:name="T5" style:family="text">
      <style:text-properties fo:font-variant="normal" fo:text-transform="none" fo:color="#252525" fo:letter-spacing="normal" fo:font-style="normal" fo:font-weight="normal"/>
    </style:style>
    <style:style style:name="T6" style:family="text">
      <style:text-properties fo:font-variant="normal" fo:text-transform="none" fo:color="#252525" fo:letter-spacing="normal" fo:font-style="normal" fo:font-weight="normal" officeooo:rsid="002e27de"/>
    </style:style>
    <style:style style:name="T7" style:family="text">
      <style:text-properties fo:font-variant="normal" fo:text-transform="none" fo:color="#252525" fo:letter-spacing="normal" fo:font-style="normal" fo:font-weight="normal" officeooo:rsid="002e8c9c"/>
    </style:style>
    <style:style style:name="T8" style:family="text">
      <style:text-properties fo:font-variant="normal" fo:text-transform="none" fo:color="#252525" fo:letter-spacing="normal" fo:font-style="normal" fo:font-weight="normal" officeooo:rsid="002e9b1f"/>
    </style:style>
    <style:style style:name="T9" style:family="text">
      <style:text-properties fo:font-variant="normal" fo:text-transform="none" fo:color="#000000" style:font-name="Liberation Serif" fo:font-size="12pt" fo:letter-spacing="normal" fo:font-style="normal" fo:font-weight="normal"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23739d" style:font-size-asian="12pt" style:font-size-complex="12pt"/>
    </style:style>
    <style:style style:name="T11"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12" style:family="text">
      <style:text-properties fo:font-variant="normal" fo:text-transform="none" fo:color="#000000" style:font-name="Liberation Serif" fo:font-size="12pt" fo:letter-spacing="normal" fo:font-style="normal" style:text-underline-style="none" fo:font-weight="normal" officeooo:rsid="002403ec" style:font-size-asian="12pt" style:font-size-complex="12pt"/>
    </style:style>
    <style:style style:name="T1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3739d" style:text-blinking="false" style:font-size-asian="12pt" style:font-size-complex="12pt"/>
    </style:style>
    <style:style style:name="T1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403ec" style:text-blinking="false" style:font-size-asian="12pt" style:font-size-complex="12pt"/>
    </style:style>
    <style:style style:name="T16" style:family="text">
      <style:text-properties fo:font-variant="normal" fo:text-transform="none" fo:color="#333333" fo:letter-spacing="normal" fo:font-style="normal"/>
    </style:style>
    <style:style style:name="T17" style:family="text">
      <style:text-properties fo:font-variant="normal" fo:text-transform="none" fo:color="#333333" fo:letter-spacing="normal" fo:font-style="normal" fo:font-weight="normal"/>
    </style:style>
    <style:style style:name="T18" style:family="text">
      <style:text-properties fo:font-variant="normal" fo:text-transform="none" fo:color="#333333" fo:letter-spacing="normal" fo:font-style="normal" fo:font-weight="normal" officeooo:rsid="002941e0"/>
    </style:style>
    <style:style style:name="T19" style:family="text">
      <style:text-properties fo:font-variant="normal" fo:text-transform="none" fo:color="#333333" fo:letter-spacing="normal" fo:font-style="normal" officeooo:rsid="002aa993"/>
    </style:style>
    <style:style style:name="T20" style:family="text">
      <style:text-properties fo:font-variant="normal" fo:text-transform="none" fo:color="#141415" style:font-name="proxima-nova" fo:font-size="12pt" fo:letter-spacing="normal" fo:font-style="normal"/>
    </style:style>
    <style:style style:name="T21" style:family="text">
      <style:text-properties fo:font-variant="normal" fo:text-transform="none" fo:color="#141415" style:font-name="proxima-nova" fo:font-size="12pt" fo:letter-spacing="normal" fo:font-style="normal" fo:font-weight="normal"/>
    </style:style>
    <style:style style:name="T22" style:family="text">
      <style:text-properties fo:font-variant="normal" fo:text-transform="none" fo:color="#141415" style:font-name="proxima-nova" fo:font-size="12pt" fo:letter-spacing="normal" fo:font-style="normal" fo:font-weight="normal" officeooo:rsid="0042d316"/>
    </style:style>
    <style:style style:name="T23" style:family="text">
      <style:text-properties fo:font-variant="normal" fo:text-transform="none" fo:color="#141415" style:font-name="proxima-nova" fo:letter-spacing="normal"/>
    </style:style>
    <style:style style:name="T24" style:family="text">
      <style:text-properties officeooo:rsid="002403ec"/>
    </style:style>
    <style:style style:name="T25" style:family="text">
      <style:text-properties fo:font-style="italic"/>
    </style:style>
    <style:style style:name="T26" style:family="text">
      <style:text-properties fo:font-style="italic" officeooo:rsid="00294fa1"/>
    </style:style>
    <style:style style:name="T27" style:family="text">
      <style:text-properties fo:font-style="italic" style:font-style-asian="italic" style:font-style-complex="italic"/>
    </style:style>
    <style:style style:name="T28" style:family="text">
      <style:text-properties fo:font-style="italic" officeooo:rsid="0032e2f3" style:font-style-asian="italic" style:font-style-complex="italic"/>
    </style:style>
    <style:style style:name="T29" style:family="text">
      <style:text-properties officeooo:rsid="0025aa99"/>
    </style:style>
    <style:style style:name="T30" style:family="text">
      <style:text-properties officeooo:rsid="002750bc"/>
    </style:style>
    <style:style style:name="T31" style:family="text">
      <style:text-properties officeooo:rsid="00277c77"/>
    </style:style>
    <style:style style:name="T32" style:family="text">
      <style:text-properties officeooo:rsid="00288c4e"/>
    </style:style>
    <style:style style:name="T33" style:family="text">
      <style:text-properties officeooo:rsid="00294fa1"/>
    </style:style>
    <style:style style:name="T34" style:family="text">
      <style:text-properties officeooo:rsid="002a3f4b"/>
    </style:style>
    <style:style style:name="T35" style:family="text">
      <style:text-properties officeooo:rsid="002aa993"/>
    </style:style>
    <style:style style:name="T36" style:family="text">
      <style:text-properties officeooo:rsid="0030c6ac"/>
    </style:style>
    <style:style style:name="T37" style:family="text">
      <style:text-properties officeooo:rsid="003198d4"/>
    </style:style>
    <style:style style:name="T38" style:family="text">
      <style:text-properties officeooo:rsid="0032e2f3"/>
    </style:style>
    <style:style style:name="T39" style:family="text">
      <style:text-properties officeooo:rsid="0034b2da"/>
    </style:style>
    <style:style style:name="T40"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41" style:family="text">
      <style:text-properties style:font-name="Liberation Serif" fo:font-size="12pt" fo:font-style="normal" fo:font-weight="normal" officeooo:rsid="003c45f2" style:font-size-asian="10.5pt" style:font-style-asian="normal" style:font-weight-asian="normal" style:font-size-complex="12pt" style:font-style-complex="normal" style:font-weight-complex="normal"/>
    </style:style>
    <style:style style:name="T42" style:family="text">
      <style:text-properties style:font-name="Liberation Serif" fo:font-size="12pt" fo:font-style="normal" fo:font-weight="normal" officeooo:rsid="003d52e6" style:font-size-asian="10.5pt" style:font-style-asian="normal" style:font-weight-asian="normal" style:font-size-complex="12pt" style:font-style-complex="normal" style:font-weight-complex="normal"/>
    </style:style>
    <style:style style:name="T43" style:family="text">
      <style:text-properties style:font-name="Liberation Serif" fo:font-size="12pt" fo:font-style="normal" style:font-size-asian="10.5pt" style:font-style-asian="normal" style:font-size-complex="12pt" style:font-style-complex="normal"/>
    </style:style>
    <style:style style:name="T44" style:family="text">
      <style:text-properties style:font-name="Liberation Serif" fo:font-size="12pt" fo:font-style="normal" officeooo:rsid="003d52e6" style:font-size-asian="10.5pt" style:font-style-asian="normal" style:font-size-complex="12pt" style:font-style-complex="normal"/>
    </style:style>
    <style:style style:name="T45" style:family="text">
      <style:text-properties style:font-name="Liberation Serif" fo:font-style="normal" style:font-style-asian="normal" style:font-style-complex="normal"/>
    </style:style>
    <style:style style:name="T46" style:family="text">
      <style:text-properties style:font-name="Liberation Serif" fo:font-style="normal" officeooo:rsid="003d52e6" style:font-style-asian="normal" style:font-style-complex="normal"/>
    </style:style>
    <style:style style:name="T47" style:family="text">
      <style:text-properties officeooo:rsid="0035c66b"/>
    </style:style>
    <style:style style:name="T48" style:family="text">
      <style:text-properties officeooo:rsid="00394e7d"/>
    </style:style>
    <style:style style:name="T49" style:family="text">
      <style:text-properties officeooo:rsid="003c45f2"/>
    </style:style>
    <style:style style:name="T50" style:family="text">
      <style:text-properties officeooo:rsid="003d52e6"/>
    </style:style>
    <style:style style:name="T51" style:family="text">
      <style:text-properties officeooo:rsid="0040fe5f"/>
    </style:style>
    <style:style style:name="T52" style:family="text">
      <style:text-properties fo:color="#000000" fo:font-size="13pt" fo:font-weight="normal" officeooo:rsid="001a4a19" style:font-size-asian="13pt" style:font-weight-asian="normal" style:font-size-complex="13pt" style:font-weight-complex="normal"/>
    </style:style>
    <style:style style:name="T53" style:family="text">
      <style:text-properties fo:color="#000000" fo:font-size="13pt" fo:font-weight="normal" officeooo:rsid="001d27b5" style:font-size-asian="13pt" style:font-weight-asian="normal" style:font-size-complex="13pt" style:font-weight-complex="normal"/>
    </style:style>
    <style:style style:name="T54" style:family="text">
      <style:text-properties officeooo:rsid="0042d316"/>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702in" fo:min-width="0.25in" style:run-through="foreground" style:wrap="run-through" style:number-wrapped-paragraphs="no-limit" style:vertical-pos="from-top" style:vertical-rel="paragraph" style:horizontal-pos="from-left" style:horizontal-rel="paragraph"/>
    </style:style>
    <style:style style:name="gr3" style:family="graphic">
      <style:graphic-properties draw:textarea-vertical-align="middle" draw:auto-grow-height="false" fo:min-height="5.802in" fo:min-width="1.1654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1827in" fo:min-width="0.748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089in" fo:min-width="0.7929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5354in" fo:min-width="0.0783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702in" fo:min-width="0.0835in"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4563in" fo:min-width="0.0945in"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0.589in" fo:min-width="0.6098in"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0.1409in" fo:min-width="0.9665in" style:run-through="foreground" style:wrap="run-through" style:number-wrapped-paragraphs="no-limit" style:vertical-pos="from-top" style:vertical-rel="paragraph" style:horizontal-pos="from-left" style:horizontal-rel="paragraph"/>
    </style:style>
    <style:style style:name="gr11" style:family="graphic">
      <style:graphic-properties draw:textarea-horizontal-align="justify" draw:textarea-vertical-align="middle" draw:auto-grow-height="false" fo:min-height="0.7571in" fo:min-width="0.172in" style:run-through="foreground" style:wrap="run-through" style:number-wrapped-paragraphs="no-limit"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0.75in" fo:min-width="0.8236in"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justify" draw:textarea-vertical-align="middle" draw:auto-grow-height="false" fo:min-height="0.3193in" fo:min-width="0.0783in" style:run-through="foreground" style:wrap="run-through" style:number-wrapped-paragraphs="no-limit" style:vertical-pos="from-top" style:vertical-rel="paragraph" style:horizontal-pos="from-left" style:horizontal-rel="paragraph"/>
    </style:style>
    <style:style style:name="gr14" style:family="graphic">
      <style:graphic-properties draw:textarea-horizontal-align="justify" draw:textarea-vertical-align="middle" draw:auto-grow-height="false" fo:min-height="0.5563in" fo:min-width="0.2035in" style:run-through="foreground" style:wrap="run-through" style:number-wrapped-paragraphs="no-limit" style:vertical-pos="from-top" style:vertical-rel="paragraph" style:horizontal-pos="from-left" style:horizontal-rel="paragraph"/>
    </style:style>
    <style:style style:name="gr15" style:family="graphic">
      <style:graphic-properties draw:textarea-horizontal-align="justify" draw:textarea-vertical-align="middle" draw:auto-grow-height="false" fo:min-height="0.1201in" fo:min-width="0.957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AME DESIGN DOCUMENT</text:p>
      <text:p text:style-name="P1"/>
      <text:p text:style-name="P9">Parkour Rage- Run for your life!</text:p>
      <text:p text:style-name="P9"/>
      <text:p text:style-name="P12">My idea for the pre story:</text:p>
      <text:p text:style-name="P12"/>
      <text:p text:style-name="P19">The game revolves around George, a youngster who works for a smuggling group <text:span text:style-name="T2">headed by Tom, a diamond trafficker who smuggles diamonds from Africa.</text:span> <text:span text:style-name="T2">George's smartness and shrewdness enthralled his boss and at the same time alarmed the opponents. George was assigned a mission to smuggle 1 billion dollar worth diamonds that their opponents had already started working on. Without knowing this, George heads on to accomplish the task and acquires the diamonds before the opponents did. This incident brings in contempt in the hearts of the opponents and they decide to take revenge on George by informing the Customs officer. When George lands at the airport, he pretends like he was not up to anything wrong when the Customs officer shoots his questions. Finally George tries to escape from this investigation and hence the police follows him to arrest him. At the same time the opponents see this as the best opportunity to take revenge on George and try to create many traps on his path. The mission of the game is that George should escape from the corps and simultaneously handle all the obstacles using his parkour and free running skills.</text:span></text:p>
      <text:p text:style-name="P20">It's basically Ayan story :p</text:p>
      <text:p text:style-name="P13"/>
      <text:p text:style-name="P39"><text:span text:style-name="T32">1<text:tab/></text:span>Game Overview:</text:p>
      <text:p text:style-name="P2"/>
      <text:p text:style-name="P10"><text:s/><text:span text:style-name="T32">1.1<text:tab/></text:span>Game concept</text:p>
      <text:p text:style-name="P2"/>
      <text:p text:style-name="P8"><text:s text:c="3"/><text:span text:style-name="T32">1.1.1<text:tab/></text:span>Philosophy:</text:p>
      <text:p text:style-name="P3"/>
      <text:p text:style-name="P4">Parkour Rage <text:span text:style-name="T1">has <text:s/>due to the strong inspiration gained from the parkour and gymnastic acts performed by parkour practioners. There are very few games that are based on the parkour acts and we are confident that our game would be one of its kind captivating all type of audience. Our game is implemented to be supported on both the PCs and Android Mobile phones.</text:span></text:p>
      <text:p text:style-name="P5"/>
      <text:h text:style-name="P42" text:outline-level="2"><text:s text:c="2"/><text:span text:style-name="T32">1.1.2<text:tab/></text:span>Common Questions:</text:h>
      <text:p text:style-name="P7"/>
      <text:h text:style-name="P45" text:outline-level="3"><text:bookmark-start text:name="__RefHeading___Toc447196598"/><text:s text:c="3"/>What is the game?<text:bookmark-end text:name="__RefHeading___Toc447196598"/></text:h>
      <text:p text:style-name="P7"/>
      <text:p text:style-name="P21">George, a smart youngster who works for a smuggling group is pushed into a situation where <text:span text:style-name="T3">the corps and his opponents chase to attack him. George is left with no solution but to run to save his life. Being a parkour practitioner he displays his skills and stunts to escape from the police and the hurdles his opponents have planned on his running path. </text:span></text:p>
      <text:p text:style-name="P22"/>
      <text:p text:style-name="Standard"><text:span text:style-name="T3">The player of our game should control George's activities and help him save his life. There are several parkour acts like </text:span><text:span text:style-name="T9">running, climbing, swinging, </text:span><text:a xlink:type="simple" xlink:href="http://en.wikipedia.org/wiki/Vault_(urban_movement)" text:style-name="Internet_20_link" text:visited-style-name="Visited_20_Internet_20_Link"><text:span text:style-name="T13">vaulting</text:span></text:a><text:span text:style-name="T9">, </text:span><text:a xlink:type="simple" xlink:href="http://en.wikipedia.org/wiki/Jumping" text:style-name="Internet_20_link" text:visited-style-name="Visited_20_Internet_20_Link"><text:span text:style-name="T13">jumping</text:span></text:a><text:span text:style-name="T9">, rolling </text:span><text:span text:style-name="T10">and</text:span><text:span text:style-name="T11"> </text:span><text:span text:style-name="T12">quadrupedal movements</text:span><text:span text:style-name="T13"> </text:span><text:span text:style-name="T14">that George would perform </text:span><text:span text:style-name="T15">based on the hindrance on his way and t</text:span><text:span text:style-name="T14">he player's </text:span><text:span text:style-name="T15">input.</text:span></text:p>
      <text:p text:style-name="P7"/>
      <text:h text:style-name="P45" text:outline-level="3"><text:bookmark-start text:name="__RefHeading___Toc447196599"/><text:soft-page-break/>Why create this game?<text:bookmark-end text:name="__RefHeading___Toc447196599"/></text:h>
      <text:p text:style-name="P7"/>
      <text:p text:style-name="P7"><text:tab/><text:span text:style-name="T24">The current game market is flooded with a majority of endless running games where the player just keeps running to save his life and simultaneously collects his bonus points that comes his/her way. Our perspective in creating the game was to be in par with the current game industry but at the same time introduce a new form of running called the free running with the urban-ninja sport technique called parkour tactics, which not many games have incorporated. This idea will welcome players from all age groups due to it's ease of control and the fast paced game environment. Apart from this, the look and feel of Parkour Rage is assured to fascinate many users.</text:span></text:p>
      <text:p text:style-name="P7"/>
      <text:h text:style-name="P45" text:outline-level="3"><text:bookmark-start text:name="__RefHeading___Toc447196600"/>Where does the game take place?<text:bookmark-end text:name="__RefHeading___Toc447196600"/></text:h>
      <text:p text:style-name="P7"/>
      <text:p text:style-name="P7"><text:tab/><text:span text:style-name="T29">The game takes place in an urban setting where the player needs to cross hurdles with appropriate parkour movements. There would be several assets like buildings, slopes, bridges and pavements in the scene where George performs different actions based on the type of asset he encounters at that point, for example; he makes a wide leap when he finds a discontinuity in path or a gap between two buildings.</text:span></text:p>
      <text:p text:style-name="P18"/>
      <text:h text:style-name="P45" text:outline-level="3"><text:bookmark-start text:name="__RefHeading___Toc447196601"/>What do I control?<text:bookmark-end text:name="__RefHeading___Toc447196601"/></text:h>
      <text:p text:style-name="P7"/>
      <text:p text:style-name="P7"><text:tab/><text:span text:style-name="T30">The player is required to use simple swipes or direction buttons, depending on the platform on which the game is installed. The character George keeps running and no effort from the player side is required to make him run. The payer needs to be aware of the forthcoming change or hurdle in his run way and use the corresponding swipes or button press(up/down in both cases). Further, the scoring is based on the distance George runs before he loses his life and also the bonus points that he picks up on his way. The player has to act accordingly to achieve the latter.</text:span></text:p>
      <text:p text:style-name="P7"/>
      <text:h text:style-name="P45" text:outline-level="3"><text:bookmark-start text:name="__RefHeading___Toc447196602"/>How many characters do I control?<text:bookmark-end text:name="__RefHeading___Toc447196602"/></text:h>
      <text:p text:style-name="P7"/>
      <text:p text:style-name="P7"><text:tab/><text:span text:style-name="T4">The player of Parkour Rage is designated to control a single character, George. According to the hurdle he faces, the player has to use the appropriate control mechanism (swipe, in case of a mobile platform or use the keyboard arrows in case of PC).</text:span></text:p>
      <text:p text:style-name="P7"/>
      <text:p text:style-name="P7"/>
      <text:h text:style-name="P45" text:outline-level="3"><text:bookmark-start text:name="__RefHeading___Toc447196603"/>What is the main focus?<text:bookmark-end text:name="__RefHeading___Toc447196603"/></text:h>
      <text:p text:style-name="P7"/>
      <text:p text:style-name="P7"><text:tab/><text:span text:style-name="T31">The focus of the player should be to run as much as he can without draining the energy level completely to save his life. When George delays his run by getting hit in any of the obstacles on his run way more than three times his energy level drains to zero and subsequently he loses his life (the police detects and arrests him) and the game starts from the begin next time. Furthermore there would be several bonus points and health points for George to grab on his run way. It depends on the player's intelligence to use of them as much as possible.</text:span></text:p>
      <text:p text:style-name="P7"/>
      <text:h text:style-name="P45" text:outline-level="3"><text:bookmark-start text:name="__RefHeading___Toc447196604"/>What’s different?<text:bookmark-end text:name="__RefHeading___Toc447196604"/></text:h>
      <text:p text:style-name="P7"/>
      <text:p text:style-name="P23">As mentioned earlier, this game would stand out from the other games in the market as it </text:p>
      <text:p text:style-name="P24"><text:span text:style-name="T16">makes use of the distinctive “silhouette” aesthetic in a whole new gameplay context — in this <text:tab/>case, freerunning/parkour.</text:span> </text:p>
      <text:h text:style-name="P46" text:outline-level="1"><text:soft-page-break/><text:span text:style-name="T32">1.2<text:tab/><text:tab/></text:span>Feature Set</text:h>
      <text:p text:style-name="P15"/>
      <text:h text:style-name="P43" text:outline-level="2"><text:bookmark-start text:name="__RefHeading___Toc447196606"/><text:span text:style-name="T32">1.2.1<text:tab/><text:tab/></text:span>General Features<text:bookmark-end text:name="__RefHeading___Toc447196606"/></text:h>
      <text:p text:style-name="P15"/>
      <text:p text:style-name="P16"><text:span text:style-name="T17">In </text:span><text:span text:style-name="T18">Parkour Rage</text:span><text:span text:style-name="T17">, players take on the role of a shadowy figure who is constantly being pursued by another shadowy figure </text:span><text:span text:style-name="T18">(the police)</text:span><text:span text:style-name="T17">. No context is given for why these two are chasing each other despite the fact that the game refers to its main sequence of levels are “story” mode, but it doesn’t really matter — </text:span><text:span text:style-name="T18">Parkour Rage</text:span><text:span text:style-name="T17"> isn’t a game that’s attempting to tell a complex story. Rather, it’s a game that attempts to get players wrapped up in the thrill of a movie-style rooftop chase scene.</text:span></text:p>
      <text:p text:style-name="P25"/>
      <text:p text:style-name="P15">Huge world</text:p>
      <text:p text:style-name="P15">Mutant fiddle players</text:p>
      <text:p text:style-name="P15">3D graphics</text:p>
      <text:p text:style-name="P15">32-bit color</text:p>
      <text:p text:style-name="P17"/>
      <text:p text:style-name="P38"/>
      <text:h text:style-name="P43" text:outline-level="2"><text:bookmark-start text:name="__RefHeading___Toc447196609"/><text:span text:style-name="T37">1.2.3<text:tab/><text:tab/></text:span>Gameplay<text:bookmark-end text:name="__RefHeading___Toc447196609"/></text:h>
      <text:p text:style-name="P14"/>
      <text:p text:style-name="P47">In<text:span text:style-name="T25"> </text:span><text:span text:style-name="T26">Parkour Rage</text:span>, the player controls a <text:span text:style-name="T33">smuggler</text:span> who, having <text:span text:style-name="T33">smuggled</text:span> <text:span text:style-name="T34">very precious diamonds</text:span> <text:span text:style-name="T34">gets caught at the airport by the customs officer</text:span>, <text:span text:style-name="T34">who</text:span> chase<text:span text:style-name="T34">s him to arrest him when he tries to escape the investigation</text:span>. As the game is an endless running game, there is no end to the <text:span text:style-name="T35">run way</text:span>; therefore, the player plays until the character <text:span text:style-name="T35">bangs on to obstacles more than three times and/or if the police is right behind the character and has trapped him.</text:span></text:p>
      <text:p text:style-name="P49"><text:span text:style-name="T5">While the character is run</text:span><text:span text:style-name="T6">ning he needs to avoid the hindrances on his path </text:span><text:span text:style-name="T7">b</text:span><text:span text:style-name="T6">y performing an appropriate swipe to save the character from </text:span><text:span text:style-name="T7">getting hurt by banging on the obstacle, since it will pull down his running speed and will give more space for the police to attack him.</text:span><text:span text:style-name="T6"> </text:span><text:span text:style-name="T5">There are three types of </text:span><text:span text:style-name="T7">bonus points</text:span><text:span text:style-name="T5">: gold, </text:span><text:span text:style-name="T7">silver</text:span><text:span text:style-name="T5">, and blue. A golden </text:span><text:span text:style-name="T7">point</text:span><text:span text:style-name="T5"> has a value of </text:span><text:span text:style-name="T8">two</text:span><text:span text:style-name="T5"> credit</text:span><text:span text:style-name="T8">s and silver point has one credit</text:span><text:span text:style-name="T5">, </text:span><text:span text:style-name="T8">and both adds on to the score whereas the blue point increases the energy level.</text:span></text:p>
      <text:p text:style-name="P48"><text:span text:style-name="T16">Controlling </text:span><text:span text:style-name="T19">Parkour Rage </text:span><text:span text:style-name="T16">is very simple. Tapping the up arrow key on the keyboard causes the player character to jump; tapping the down arrow causes the player to slide under low obstacles. When glowing right-facing arrows appear on the course, the player may also press the right arrow key to enjoy a brief boost of speed — in many instances, this increase in velocity is necessary to clear some big jumps. </text:span></text:p>
      <text:p text:style-name="P11">1.3<text:tab/>Genre</text:p>
      <text:p text:style-name="P30">Parkour Rage is submissive in nature <text:span text:style-name="T36">and <text:s/>has multiple game type. It is basically a crime based, action Playing Game (RPG).</text:span></text:p>
      <text:p text:style-name="P30"/>
      <text:p text:style-name="P26">1.4<text:tab/>Target Audience</text:p>
      <text:p text:style-name="P31">Casual gamers looking for fast moving and a fun action game on physically based interactive worlds in a title that is quick to pick up, but hard to put down.</text:p>
      <text:p text:style-name="P31"/>
      <text:p text:style-name="P26">1.5<text:tab/>Game Flow</text:p>
      <text:p text:style-name="P26"><draw:ellipse text:anchor-type="paragraph" draw:z-index="0" draw:style-name="gr1" draw:text-style-name="P65" svg:width="1.4276in" svg:height="0.5941in" svg:x="2.0772in" svg:y="-0.0571in"><text:p text:style-name="P65">START</text:p></draw:ellipse><text:soft-page-break/></text:p>
      <text:p text:style-name="P26"/>
      <text:p text:style-name="P26"><draw:custom-shape text:anchor-type="paragraph" draw:z-index="1" draw:style-name="gr2" svg:width="0.5004in" svg:height="0.8024in" svg:x="2.5457in" svg:y="0.025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6"/>
      <text:p text:style-name="P26"/>
      <text:p text:style-name="P26"><draw:rect text:anchor-type="paragraph" draw:z-index="2" draw:style-name="gr1" draw:text-style-name="P65" svg:width="2.2189in" svg:height="0.6358in" svg:x="1.7335in" svg:y="0.1374in"><text:p text:style-name="P65">MAIN MENU</text:p></draw:rect></text:p>
      <text:p text:style-name="P26"/>
      <text:p text:style-name="P26"/>
      <text:p text:style-name="P26"><draw:custom-shape text:anchor-type="paragraph" draw:z-index="3" draw:style-name="gr3" draw:text-style-name="P65" svg:width="1.1657in" svg:height="5.8024in" svg:x="2.1827in" svg:y="0.0063in"><text:p/><draw:enhanced-geometry svg:viewBox="0 0 841 854" draw:mirror-horizontal="false" draw:mirror-vertical="false" draw:type="non-primitive" draw:enhanced-path="M 517 247 L 517 415 264 415 264 0 0 0 0 680 517 680 517 854 841 547 517 247 Z N"/></draw:custom-shape></text:p>
      <text:p text:style-name="P26"><draw:rect text:anchor-type="paragraph" draw:z-index="4" draw:style-name="gr1" draw:text-style-name="P65" svg:width="1.8441in" svg:height="0.8441in" svg:x="3.4102in" svg:y="0.1256in"><text:p text:style-name="P65">OPTIONS</text:p></draw:rect></text:p>
      <text:p text:style-name="P26"><draw:custom-shape text:anchor-type="paragraph" draw:z-index="7" draw:style-name="gr4" svg:width="0.8543in" svg:height="0.365in" svg:x="2.5146in" svg:y="0.10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6"/>
      <text:p text:style-name="P26"/>
      <text:p text:style-name="P26"><draw:rect text:anchor-type="paragraph" draw:z-index="5" draw:style-name="gr1" draw:text-style-name="P65" svg:width="1.8335in" svg:height="0.9689in" svg:x="3.348in" svg:y="0.1138in"><text:p text:style-name="P65">PLAY GAME</text:p></draw:rect></text:p>
      <text:p text:style-name="P26"><draw:custom-shape text:anchor-type="paragraph" draw:z-index="8" draw:style-name="gr5" svg:width="0.9067in" svg:height="0.1776in" svg:x="2.5354in" svg:y="0.0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6"/>
      <text:p text:style-name="P26"/>
      <text:p text:style-name="P26"/>
      <text:p text:style-name="P26"/>
      <text:p text:style-name="P26"><draw:rect text:anchor-type="paragraph" draw:z-index="6" draw:style-name="gr1" draw:text-style-name="P65" svg:width="1.9795in" svg:height="1.3232in" svg:x="3.348in" svg:y="0.2472in"><text:p text:style-name="P65">QUIT</text:p></draw:rect></text:p>
      <text:p text:style-name="P26"/>
      <text:p text:style-name="P26"/>
      <text:p text:style-name="P26"/>
      <text:p text:style-name="P26"/>
      <text:p text:style-name="P26"/>
      <text:p text:style-name="P26"/>
      <text:p text:style-name="P26"/>
      <text:p text:style-name="P26"/>
      <text:p text:style-name="P26"/>
      <text:p text:style-name="P61"><text:span text:style-name="T45">1.6<text:tab/>Look and Feel</text:span></text:p>
      <text:p text:style-name="P62">Graphics</text:p>
      <text:p text:style-name="P53">The graphics in P<text:span text:style-name="T38">arkour Rage</text:span> will immerse the player in a stylized universe with fantastically surreal visual elements. <text:s/>Examples include hyper exaggerated horizon line, inter-planetary collisions (and associated visual effects), super jagged and shear cliffs and terrain geometry. In addition, particle effects will be used widely throughout the game to give the feel of an extremely vibrant and dynamic <text:soft-page-break/>world; such effects include rain, snow, solar flares, dust clouds, and fog. </text:p>
      <text:p text:style-name="P63"><text:bookmark-start text:name="__RefHeading___Toc94493987"/>Sound<text:bookmark-end text:name="__RefHeading___Toc94493987"/></text:p>
      <text:p text:style-name="P52"><text:span text:style-name="T28">Pa</text:span><text:span text:style-name="T27">r</text:span><text:span text:style-name="T28">kour</text:span> will use 3-D sound effects to complement the graphical style. <text:s/>In addition to action based sound effects there will also be ambient sounds to bring life to the worlds of <text:span text:style-name="T39">Parkour Rage</text:span>. <text:s/><text:span text:style-name="T39">Character</text:span> collisions will use special effects like reverb to give an enhanced dramatic effect.</text:p>
      <text:p text:style-name="P64">1.7 <text:tab/>Project Scope</text:p>
      <text:p text:style-name="P57">Parkour Rage is a third-person controller game where the main playing character named George tries to escape from the police (NPC) charging him behind to arrest him and at the same time the run way path George takes is not a smooth, hurdle-less path. The location is <text:span text:style-name="T47">in an urban set-up </text:span>that it is made up of tall buildings, steep slopes and roof-top run. In order to <text:span text:style-name="T47">pass through all this the character performs different parkour stunts and simultaneously collects the three types of coins that are randomly placed on his run way.</text:span></text:p>
      <text:p text:style-name="P58">This game is an indefinite run game and hence there is no such thing called levels. It lies in the intelligence of the player to try to safeguard George's life by maintaining an adequate energy level and collect all the bonuses on his way. The more you run, the more your score.</text:p>
      <text:p text:style-name="P54">2<text:tab/>Game play and Mechanics</text:p>
      <text:p text:style-name="P54">2.1<text:tab/><text:span text:style-name="T48">Game Progression</text:span></text:p>
      <text:p text:style-name="P59">Since there is an indefinite or ever running game, there is no such thing as levels. But the motive of the player should be to avoid getting into the hands of the police behind him and keep running as much as he can in order to score more. The bonus points on his way would serve as either an energy build up or a score booster for the player.</text:p>
      <text:p text:style-name="P55">2.2<text:tab/><text:span text:style-name="T49">Mission</text:span></text:p>
      <text:p text:style-name="P60"><text:span text:style-name="T41">Try to secure as much score as possible at the same time collecting the bonus add-ons on the run way. </text:span><text:span text:style-name="T21">his free-running platformer relies on expert timing to vault over--or slide under--obstacles, leap into the air, and wall jump, all the while being chased by a </text:span><text:span text:style-name="T22">police</text:span><text:span text:style-name="T21"> displaying similar athletic prowess.</text:span><text:span text:style-name="T42">Enjoy the way the character displays his parkour skills while handling every obstacle on his way.</text:span></text:p>
      <text:p text:style-name="P50"><text:span text:style-name="T46">2.</text:span><text:span text:style-name="T45">3 Game objectives</text:span></text:p>
      <text:p text:style-name="P51"><text:soft-page-break/><text:span text:style-name="T20">The goal of the game is to navigate each stage to a safe zone, before your pursuer catches up. The game is brimming with exciting moments. Your pursuer creates an inherent and constant sense of danger as you move through a stage. Leaping off high-rises into the air as doves dart out of your way like in a scene from a John Woo film, all to the rhythm of a pulse-pounding soundtrack, is an adrenaline-charged thrill.</text:span> </text:p>
      <text:p text:style-name="P56"><draw:ellipse text:anchor-type="paragraph" draw:z-index="9" draw:style-name="gr1" draw:text-style-name="P65" svg:width="1.4587in" svg:height="0.4587in" svg:x="2.0874in" svg:y="0.0547in"><text:p text:style-name="P65">Start the Game</text:p></draw:ellipse>2.<text:span text:style-name="T54">4</text:span><text:tab/>Play Flow</text:p>
      <text:p text:style-name="P40"><draw:custom-shape text:anchor-type="paragraph" draw:z-index="10" draw:style-name="gr6" svg:width="0.1567in" svg:height="0.6122in" svg:x="2.7335in" svg:y="0.046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0"/>
      <text:p text:style-name="P40"/>
      <text:p text:style-name="P40"><draw:rect text:anchor-type="paragraph" draw:z-index="11" draw:style-name="gr1" draw:text-style-name="P65" svg:width="2.8335in" svg:height="0.563in" svg:x="1.3063in" svg:y="0.0835in"><text:p text:style-name="P65">Choose the weather condition you want</text:p><text:p text:style-name="P65"><text:s/>the game to be in</text:p></draw:rect></text:p>
      <text:p text:style-name="P40"/>
      <text:p text:style-name="P40"/>
      <text:p text:style-name="P40"><draw:custom-shape text:anchor-type="paragraph" draw:z-index="12" draw:style-name="gr7" svg:width="0.1669in" svg:height="0.8024in" svg:x="2.7126in" svg:y="0.070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0"/>
      <text:p text:style-name="P40"/>
      <text:p text:style-name="P40"/>
      <text:p text:style-name="P40"><draw:rect text:anchor-type="paragraph" draw:z-index="13" draw:style-name="gr1" draw:text-style-name="P65" svg:width="1.7606in" svg:height="0.5004in" svg:x="1.9417in" svg:y="0.148in"><text:p text:style-name="P65">Run till you encounter an</text:p><text:p text:style-name="P65">obstacle</text:p></draw:rect></text:p>
      <text:p text:style-name="P40"/>
      <text:p text:style-name="P40"/>
      <text:p text:style-name="P40"><draw:custom-shape text:anchor-type="paragraph" draw:z-index="14" draw:style-name="gr8" svg:width="0.1878in" svg:height="0.5213in" svg:x="2.702in" svg:y="0.072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0"/>
      <text:p text:style-name="P40"/>
      <text:p text:style-name="P40"><draw:custom-shape text:anchor-type="paragraph" draw:z-index="15" draw:style-name="gr9" svg:width="1.2189in" svg:height="1.1776in" svg:x="2.1811in" svg:y="0.0709in"><text:p>React </text:p><text:p>appropriately</text:p><draw:enhanced-geometry svg:viewBox="0 0 21600 21600" draw:glue-points="10800 0 0 10800 10800 21600 21600 10800" draw:text-areas="5400 5400 16200 16200" draw:type="diamond" draw:enhanced-path="M 10800 0 L 21600 10800 10800 21600 0 10800 10800 0 Z N"/></draw:custom-shape></text:p>
      <text:p text:style-name="P40"/>
      <text:p text:style-name="P40"><draw:custom-shape text:anchor-type="paragraph" draw:z-index="16" draw:style-name="gr10" svg:width="1.1043in" svg:height="0.2815in" svg:x="3.4in" svg:y="0.1043in"><text:p><text:s text:c="5"/>NO</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8" draw:style-name="gr1" draw:text-style-name="P65" svg:width="1.1776in" svg:height="0.5835in" svg:x="4.5772in" svg:y="0.0417in"><text:p text:style-name="P65">Reduce energy </text:p><text:p text:style-name="P65">level by 1</text:p></draw:rect></text:p>
      <text:p text:style-name="P40"/>
      <text:p text:style-name="P40"/>
      <text:p text:style-name="P40"><draw:custom-shape text:anchor-type="paragraph" draw:z-index="20" draw:style-name="gr13" svg:width="0.1567in" svg:height="0.365in" svg:x="5.2752in" svg:y="0.0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0"><draw:custom-shape text:anchor-type="paragraph" draw:z-index="17" draw:style-name="gr11" svg:width="0.3441in" svg:height="0.865in" svg:x="2.6189in" svg:y="0.0043in"><text:p>Yes</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0"><draw:custom-shape text:anchor-type="paragraph" draw:z-index="19" draw:style-name="gr12" svg:width="1.6461in" svg:height="1.5004in" svg:x="4.5043in" svg:y="0.0311in"><text:p>Energy level&lt;3</text:p><draw:enhanced-geometry svg:viewBox="0 0 21600 21600" draw:glue-points="10800 0 0 10800 10800 21600 21600 10800" draw:text-areas="5400 5400 16200 16200" draw:type="diamond" draw:enhanced-path="M 10800 0 L 21600 10800 10800 21600 0 10800 10800 0 Z N"/></draw:custom-shape></text:p>
      <text:p text:style-name="P40"/>
      <text:p text:style-name="P40"/>
      <text:p text:style-name="P40"><draw:rect text:anchor-type="paragraph" draw:z-index="21" draw:style-name="gr1" draw:text-style-name="P65" svg:width="1.2504in" svg:height="0.6461in" svg:x="2.202in" svg:y="0.1646in"><text:p text:style-name="P65">Continue playing</text:p></draw:rect></text:p>
      <text:p text:style-name="P40"><draw:custom-shape text:anchor-type="paragraph" draw:z-index="24" draw:style-name="gr15" svg:width="1.0941in" svg:height="0.2398in" svg:x="3.5874in" svg:y="0.1602in"><text:p><text:s text:c="5"/>NO</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0"/>
      <text:p text:style-name="P40"/>
      <text:p text:style-name="P40"/>
      <text:p text:style-name="P40"><draw:custom-shape text:anchor-type="paragraph" draw:z-index="22" draw:style-name="gr14" svg:width="0.4067in" svg:height="0.6358in" svg:x="5.1291in" svg:y="0.05in"><text:p>Yes</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0"/>
      <text:p text:style-name="P40"/>
      <text:p text:style-name="P40"/>
      <text:p text:style-name="P40"><draw:ellipse text:anchor-type="paragraph" draw:z-index="23" draw:style-name="gr1" draw:text-style-name="P65" svg:width="1.8543in" svg:height="0.7815in" svg:x="4.4209in" svg:y="0.0228in"><text:p text:style-name="P65">Game ends , score displayed</text:p></draw:ellipse></text:p>
      <text:p text:style-name="P40"/>
      <text:p text:style-name="P40"/>
      <text:p text:style-name="P40"><text:soft-page-break/></text:p>
      <text:p text:style-name="P28"/>
      <text:p text:style-name="P29">2.5 Mechanics</text:p>
      <text:p text:style-name="P29"/>
      <text:p text:style-name="P29"><text:span text:style-name="T21">Hitting an action key at the wrong time yields dire consequences. Mistiming can cause a momentary disruption in pace, forcing you to stumble and slow down as you struggle to regain footing, allowing your burly pursuer the opportunity to close the gap. As the hunter draws near, the camera zooms in, and deadly electricity arcs from his gauntlets, vigorously increasing the tension. In these moments, the game demands all of your focus, because one false move means the end of your shirtless dash to freedom. You get a rush of relief and satisfaction upon reaching the goal when death is so near, and seeing the exasperation on the hunter's face as the door that seals your safety slams down makes your victory all the sweeter.</text:span> </text:p>
      <text:p text:style-name="P29"/>
      <text:list xml:id="list1536033426248914778" text:style-name="WWNum2">
        <text:list-header>
          <text:p text:style-name="P27"><text:span text:style-name="T51">3<text:tab/></text:span>Story, Setting and Character </text:p>
        </text:list-header>
      </text:list>
      <text:p text:style-name="P36"><text:span text:style-name="T51">3.1<text:tab/></text:span>Story and Narrative - </text:p>
      <text:list xml:id="list181621378169478" text:continue-numbering="true" text:style-name="WWNum2">
        <text:list-item>
          <text:list>
            <text:list-header>
              <text:p text:style-name="P41">The game revolves around George, a youngster who works for a smuggling group <text:span text:style-name="T2">headed by Tom, a diamond trafficker who smuggles diamonds from Africa. <text:s/>The mission of the game is that George should escape from the corps and simultaneously handle all the obstacles using his parkour and free running skills.</text:span></text:p>
            </text:list-header>
          </text:list>
        </text:list-item>
      </text:list>
      <text:p text:style-name="P40"/>
      <text:p text:style-name="P37">3.1.1<text:tab/>Back Story</text:p>
      <text:p text:style-name="P37"/>
      <text:p text:style-name="P37"><text:tab/><text:span text:style-name="T52">The game revolves around George, a youngster who works for a smuggling group </text:span><text:span text:style-name="T53">headed by Tom, a diamond trafficker who smuggles diamonds from Africa.</text:span><text:span text:style-name="T52"> </text:span><text:span text:style-name="T53">George's smartness and shrewdness enthralled his boss and at the same time alarmed the opponents. George was assigned a mission to smuggle 1 billion dollar worth diamonds that their opponents had already started working on. Without knowing this, George heads on to accomplish the task and acquires the diamonds before the opponents did. This incident brings in contempt in the hearts of the opponents and they decide to take revenge on George by informing the Customs officer. When George lands at the airport, he pretends like he was not up to anything wrong when the Customs officer shoots his questions. Finally George tries to escape from this investigation and hence the police follows him to arrest him. At the same time the opponents see this as the best opportunity to take revenge on George and try to create many traps on his path. The mission of the game is that George should escape from the corps and simultaneously handle all the obstacles using his parkour and free running skills.</text:span></text:p>
      <text:p text:style-name="P33"/>
      <text:p text:style-name="P35">3.2<text:tab/>Character</text:p>
      <text:p text:style-name="P34"><text:span text:style-name="T23">The main character George is stark black silhouettes and he stands out cleanly against the gorgeously rendered urban backgrounds.</text:span> </text:p>
      <text:p text:style-name="P34"/>
      <text:p text:style-name="P34"/>
      <text:p text:style-name="P34"/>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Mangal1" svg:font-family="Mangal"/>
    <style:font-face style:name="proxima-nova" svg:font-family="proxima-nova, 'Helvetica Neue', HelveticaNeue, Arial, sans-serif"/>
    <style:font-face style:name="sans-serif" svg:font-family="sans-serif"/>
    <style:font-face style:name="Gautami" svg:font-family="Gautami" style:font-pitch="variable"/>
    <style:font-face style:name="Liberation Serif" svg:font-family="'Liberation Serif'" style:font-family-generic="roman" style:font-pitch="variable"/>
    <style:font-face style:name="Futura Lt BT" svg:font-family="'Futura Lt B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48pt" fo:font-weight="bold" style:font-size-asian="48pt" style:font-weight-asian="bold"/>
    </style:style>
    <style:style style:name="BodyText" style:family="paragraph" style:parent-style-name="Standard">
      <style:paragraph-properties fo:margin-top="0.0835in" fo:margin-bottom="0in" loext:contextual-spacing="false" fo:line-height="150%"/>
      <style:text-properties style:font-name="Verdana" fo:font-family="Verdana" style:font-family-generic="swiss" style:font-pitch="variable" style:font-name-complex="Verdana" style:font-family-complex="Verdana" style:font-family-generic-complex="swiss" style:font-pitch-complex="variable"/>
    </style:style>
    <style:style style:name="Level2" style:family="paragraph" style:parent-style-name="Standard" style:next-style-name="BodyText">
      <style:paragraph-properties fo:margin-top="0.1665in" fo:margin-bottom="0in" loext:contextual-spacing="false" fo:keep-with-next="always"/>
      <style:text-properties style:font-name="Futura Lt BT" fo:font-family="'Futura Lt BT'" style:font-family-generic="swiss" style:font-pitch="variable" fo:font-size="16pt" fo:font-style="italic" fo:font-weight="bold" style:font-size-asian="16pt" style:font-style-asian="italic" style:font-weight-asian="bold" style:font-name-complex="Gautami" style:font-family-complex="Gautami"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6T14:20:59.877000000</meta:creation-date>
    <dc:date>2014-09-07T18:16:21.106000000</dc:date>
    <meta:editing-duration>PT1H59M21S</meta:editing-duration>
    <meta:editing-cycles>12</meta:editing-cycles>
    <meta:generator>LibreOffice/4.3.1.2$Windows_x86 LibreOffice_project/958349dc3b25111dbca392fbc281a05559ef6848</meta:generator>
    <meta:document-statistic meta:table-count="0" meta:image-count="0" meta:object-count="0" meta:page-count="7" meta:paragraph-count="67" meta:word-count="2207" meta:character-count="12698" meta:non-whitespace-character-count="10521"/>
  </office:meta>
</office:document-meta>
</file>